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ebd3" officeooo:paragraph-rsid="0006ebd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6ebd3" officeooo:paragraph-rsid="0006ebd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7f151" officeooo:paragraph-rsid="000af34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0d38" officeooo:paragraph-rsid="000e0d3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07f151" officeooo:paragraph-rsid="0006ebd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07f151" officeooo:paragraph-rsid="000af34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84700" officeooo:paragraph-rsid="0007f15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e0d38" officeooo:paragraph-rsid="000af34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0e1188" officeooo:paragraph-rsid="000e118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2fa5a" officeooo:paragraph-rsid="0012fa5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84700" officeooo:paragraph-rsid="0007f15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364b2" officeooo:paragraph-rsid="001364b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70126" officeooo:paragraph-rsid="0017012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98942" officeooo:paragraph-rsid="00198942" style:font-style-asian="normal" style:font-weight-asian="normal" style:font-style-complex="normal" style:font-weight-complex="normal"/>
    </style:style>
    <style:style style:name="T1" style:family="text">
      <style:text-properties officeooo:rsid="0007f151"/>
    </style:style>
    <style:style style:name="T2" style:family="text">
      <style:text-properties fo:font-style="italic" officeooo:rsid="0007f151" style:font-style-asian="italic" style:font-style-complex="italic"/>
    </style:style>
    <style:style style:name="T3" style:family="text">
      <style:text-properties fo:font-style="italic" officeooo:rsid="000af34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f151" style:font-style-asian="normal" style:font-style-complex="normal"/>
    </style:style>
    <style:style style:name="T6" style:family="text">
      <style:text-properties fo:font-style="normal" officeooo:rsid="00084700" style:font-style-asian="normal" style:font-style-complex="normal"/>
    </style:style>
    <style:style style:name="T7" style:family="text">
      <style:text-properties fo:font-style="normal" officeooo:rsid="000a0f47" style:font-style-asian="normal" style:font-style-complex="normal"/>
    </style:style>
    <style:style style:name="T8" style:family="text">
      <style:text-properties fo:font-style="normal" officeooo:rsid="000af348" style:font-style-asian="normal" style:font-style-complex="normal"/>
    </style:style>
    <style:style style:name="T9" style:family="text">
      <style:text-properties fo:font-style="normal" officeooo:rsid="000c3c03" style:font-style-asian="normal" style:font-style-complex="normal"/>
    </style:style>
    <style:style style:name="T10" style:family="text">
      <style:text-properties fo:font-style="normal" officeooo:rsid="000e0d38" style:font-style-asian="normal" style:font-style-complex="normal"/>
    </style:style>
    <style:style style:name="T11" style:family="text">
      <style:text-properties fo:font-style="normal" officeooo:rsid="000e1188" style:font-style-asian="normal" style:font-style-complex="normal"/>
    </style:style>
    <style:style style:name="T12" style:family="text">
      <style:text-properties officeooo:rsid="000c7481"/>
    </style:style>
    <style:style style:name="T13" style:family="text">
      <style:text-properties officeooo:rsid="000e0d38"/>
    </style:style>
    <style:style style:name="T14" style:family="text">
      <style:text-properties officeooo:rsid="000fd7b7"/>
    </style:style>
    <style:style style:name="T15" style:family="text">
      <style:text-properties officeooo:rsid="001543a1"/>
    </style:style>
    <style:style style:name="T16" style:family="text">
      <style:text-properties officeooo:rsid="001884d8"/>
    </style:style>
    <style:style style:name="T17" style:family="text">
      <style:text-properties officeooo:rsid="0019b4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pan text:style-name="T1">Commentary</text:span></text:p>
      <text:p text:style-name="P2"/>
      <text:p text:style-name="P2">My project came about because I <text:span text:style-name="T13">have always wanted to create a game, we do coding in my A level computing class but never any thing like game development. <text:s/>I also</text:span> realised that there was a very small number of computer games for partially sighted people, let alone action games. <text:s text:c="2"/>This audience is estimated to be two million people in the UK alone. <text:s/>That's two million people without access to a major form of entertainment, <text:span text:style-name="T12">so I knew there was a market for it.</text:span> <text:s text:c="3"/>Because of this I decided to mimic my favourite type of game, the first person shooter, only make it purely audio base. <text:s text:c="2"/></text:p>
      <text:p text:style-name="P2"/>
      <text:p text:style-name="P2">I quickly realised that my idea was incredibly ambitious. <text:s text:c="2"/>I was originally planning on a 3D <text:span text:style-name="T1">world and online multiplayer. <text:s/>Looking over this, I decided to make the work more manageable; I decided to make the game 2D instead of 3D in the style of </text:span><text:span text:style-name="T2">DOOM</text:span><text:span text:style-name="T5">, widely regarded to as “The most influential video game of all time” - </text:span><text:span text:style-name="T2">PC Gamer, </text:span><text:span text:style-name="T5">which shows that the format works. <text:s/>I also decided to reduce the game down to a basic single player mode, where zombies would chase the player. <text:s/>This would allow me to focus on the gameplay mechanics and features </text:span><text:span text:style-name="T7">instead of advanced networking, which I knew nothing about.</text:span></text:p>
      <text:p text:style-name="P5"/>
      <text:p text:style-name="P3"><text:span text:style-name="T4">After deciding on a more simple game, I realised that the first thing that </text:span><text:span text:style-name="T8">needed to be done was to connect myself to my target audience. <text:s/>For this I set up a forum profile for </text:span><text:span text:style-name="T3">AudioGames.net</text:span><text:span text:style-name="T8"> and asked for feedback about my design. <text:s/>I had a large amount of positive feedback, as well as some constructive. <text:s text:c="2"/>I also decided to create an account for a few coding forums, most notably </text:span><text:span text:style-name="T3">StackOverflow. </text:span><text:span text:style-name="T8"><text:s/>These were useful as I managed to get help when stuck on particular errors.</text:span></text:p>
      <text:p text:style-name="P6"/>
      <text:p text:style-name="P3"><text:span text:style-name="T8">To create the foundation of the game </text:span><text:span text:style-name="T4">a board and a sprite for the player</text:span><text:span text:style-name="T8"> was needed.</text:span><text:span text:style-name="T4"> <text:s/>For this I researched tutorials for 2D games in Java. <text:s/></text:span><text:span text:style-name="T6"><text:s/>After quickly creating movement for the player, I realised that I need collision boxes to stop the player running all over the map. <text:s text:c="2"/>This is where the first major problem came up. <text:s text:c="2"/>I had four different attempts to write the code for this, ranging from amazingly overcomplicated to incredibly basic and useless. <text:s/>I eventually decided on a simple approach that can be edited at a moments notice. <text:s text:c="2"/>From this point on, development slowed down massively. <text:s/>The next major error was trying to create a gun and get the player to be able to fire it. <text:s/></text:span><text:span text:style-name="T9">I started modelling this in an extremely complicated and performance heavy way, modelling each bullet as a projectile. <text:s text:c="2"/>This halted progress for ages, until I eventually discussed the problem with an experienced programmer and classmate Jason Mashinchi. <text:s/>We discussed solutions for a while, and it was suggested that I use vectors instead of projectiles. <text:s text:c="2"/></text:span><text:span text:style-name="T10">Meeting with someone really helped the development of my project, even though it did earn my the nickname of “Projectile Peran” <text:s/>which is still used to this day.</text:span></text:p>
      <text:p text:style-name="P8"/>
      <text:p text:style-name="P4"><text:span text:style-name="T4">During this time my laptop died. <text:s/>It was at this point where I learned the advantage of backup </text:span><text:span text:style-name="T11">and started questioning the viability of my project. <text:s/>I was sure that my game was completely lost. <text:s text:c="2"/>To fix this, I researched, using my phone as my primary computer, how to recover data off of a broken PC. <text:s text:c="2"/>It took a while, but I managed to recover my project. <text:s text:c="2"/>While scary, this has taught me a lot about computer hardware as well as the importance of planning and preparing for unpredictable errors. <text:s/>From this point on, I have kept the past three builds of the project stored online.</text:span></text:p>
      <text:p text:style-name="P7"/>
      <text:p text:style-name="P12">After this the main thing left to do was to implement the sound effects for the game to get it to be actually playable. <text:s/><text:span text:style-name="T15">I decided to create the sounds myself. <text:s text:c="2"/>For this I had to learn how to use sound manipulation software, to remove noise from a recording, and to edit it's stereo options. <text:s/></text:span>The most important sounds to create was the radar sounds. <text:s text:c="2"/><text:span text:style-name="T15">The first thing I needed to do was to download an <text:s text:c="2"/>audio editor. <text:s/>I choose Audacity because it was open source, had a good community, and was free. <text:s/>I first synthesised a beep sound and then modified it individually for the twenty one different radar sounds used in the game. <text:s text:c="2"/>This taught me many skills about sound synthesis and filing, as it was </text:span><text:soft-page-break/><text:span text:style-name="T15">important to name the exported sound files recognizable names as they all sound quite similar. <text:s/>Because of this, my knowledge of how sounds work have been significantly increased.</text:span></text:p>
      <text:p text:style-name="P12"/>
      <text:p text:style-name="P13">Finally, I had to design a menu for the game to be replayed. <text:s/>I settled for a basic affair which should show all the information needed. <text:s/>I then wrapped up the project and compiled it. <text:s/>This small brush with user interface was actually important, as my first rendition people didn't know how to start the game. <text:s/>I proceeded to add in tooltips and instructions.</text:p>
      <text:p text:style-name="P7"/>
      <text:p text:style-name="P9">Despite the numerous setbacks, I believe I have completed the aim of my project, to create an action oriented audio game. <text:s text:c="2"/>I have had to strip back features of the final build, <text:span text:style-name="T14">most notably sound based on the direction of the enemy, but the game is fully playable and many testers have also said that they found it enjoyable. <text:s text:c="2"/></text:span></text:p>
      <text:p text:style-name="P9"/>
      <text:p text:style-name="P10">I have gained many skills during the creation of this game. <text:s text:c="2"/><text:span text:style-name="T16">For the first time I have managed a project all the way through from conception to execution, <text:s/>I have completely taught myself a new coding languages and practices. <text:s/>I have learnt about sounds, and game design, and communicating with potential clients. <text:s/>I have taken feedback from early testers and started work on implementing the improvements suggested by them. <text:s/></text:span></text:p>
      <text:p text:style-name="P10"/>
      <text:p text:style-name="P14">After the project hand in I plan to continue working on my game, starting with a voice over for the menu and directional sounds for enemies. <text:s/>I will expand the game play with added mechanics such as ammo, reloading, and secondaries. <text:s/>Eventually, I will also implement the original mulitplayer vision for the game and then release it to the blind community to add to the list of game that they can pla<text:span text:style-name="T17">y. <text:s text:c="2"/>Hopefully, they will enjoy it as much as I have done in creating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09:14:15.398000000</meta:creation-date>
    <dc:date>2014-09-28T16:47:58.977000000</dc:date>
    <meta:editing-duration>PT9H8M57S</meta:editing-duration>
    <meta:editing-cycles>13</meta:editing-cycles>
    <meta:generator>LibreOffice/4.2.3.3$Windows_x86 LibreOffice_project/882f8a0a489bc99a9e60c7905a60226254cb6ff0</meta:generator>
    <meta:document-statistic meta:table-count="0" meta:image-count="0" meta:object-count="0" meta:page-count="2" meta:paragraph-count="11" meta:word-count="1045" meta:character-count="5947" meta:non-whitespace-character-count="4833"/>
  </office:meta>
</office:document-meta>
</file>